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style:contextual-spacing="false" fo:line-height="95%" fo:text-align="center" style:justify-single-word="false"/>
    </style:style>
    <style:style style:name="P3" style:family="paragraph" style:parent-style-name="Standard">
      <style:paragraph-properties fo:margin-top="0in" fo:margin-bottom="0in" style:contextual-spacing="false" fo:line-height="95%" fo:text-align="center" style:justify-single-word="false"/>
      <style:text-properties style:font-name="Times New Roman" fo:font-size="12pt" fo:letter-spacing="0.0016in" fo:language="uk" fo:country="UA" fo:font-weight="bold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top="0in" fo:margin-bottom="0in" style:contextual-spacing="false" fo:line-height="95%" fo:text-align="center" style:justify-single-word="false"/>
      <style:text-properties style:font-name="Times New Roman" fo:font-size="12pt" fo:language="uk" fo:country="UA" fo:font-weight="bold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left="-0.6299in" fo:margin-right="0in" fo:margin-top="0in" fo:margin-bottom="0in" style:contextual-spacing="false" fo:line-height="95%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indent="0.2957in" style:auto-text-indent="false"/>
    </style:style>
    <style:style style:name="P7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etter-spacing="0.0016in" fo:language="uk" fo:country="UA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6pt" fo:language="uk" fo:country="UA" fo:font-weight="bold" style:font-size-asian="16pt" style:font-weight-asian="bold" style:font-name-complex="Times New Roman1" style:font-size-complex="16pt"/>
    </style:style>
    <style:style style:name="T4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fo:language="en" fo:country="US" fo:font-weight="bold" officeooo:rsid="00121fa5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fo:letter-spacing="-0.0016in" fo:language="uk" fo:country="UA" style:font-size-asian="12pt" style:font-name-complex="Times New Roman1" style:font-size-complex="12pt"/>
    </style:style>
    <style:style style:name="T7" style:family="text">
      <style:text-properties style:font-name="Times New Roman" fo:font-size="12pt" fo:letter-spacing="-0.0016in" fo:language="uk" fo:country="UA" style:font-size-asian="12pt" style:language-asian="ru" style:country-asian="RU" style:font-name-complex="Times New Roman1" style:font-size-complex="12pt"/>
    </style:style>
    <style:style style:name="T8" style:family="text">
      <style:text-properties style:font-name="Times New Roman" fo:font-size="22pt" fo:letter-spacing="0.0071in" fo:language="uk" fo:country="UA" fo:font-weight="bold" style:font-size-asian="22pt" style:font-weight-asian="bold" style:font-name-complex="Times New Roman1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Територіальна громада міста Львів</text:span></text:p>
      <text:p text:style-name="P2"><text:span text:style-name="T3">Уповноважений з питань реєстрації (народний реєстратор)</text:span></text:p>
      <text:p text:style-name="P5"><text:span text:style-name="T5"><text:tab/><text:tab/><text:tab/><text:tab/><text:tab/><text:tab/><text:tab/> <text:s text:c="21"/></text:span><text:bookmark-start text:name="_GoBack"/><text:span text:style-name="T4">${date} / ${number}</text:span></text:p>
      <text:p text:style-name="P2"><text:bookmark-end text:name="_GoBack"/><text:span text:style-name="T8">Витяг</text:span></text:p>
      <text:p text:style-name="P2"><text:span text:style-name="T1">з Децентралізованого </text:span><text:span text:style-name="T2">майнового реєстру</text:span></text:p>
      <text:p text:style-name="P2"><text:span text:style-name="T2">природних ресурсів України</text:span></text:p>
      <text:p text:style-name="P3"/>
      <text:p text:style-name="P6"><text:span text:style-name="T6">Відомості надаються на підставі пункту 4 Положення про </text:span><text:span text:style-name="T7">Децентралізований майновий реєстр природних ресурсів України, що затверджено Народним волевиявленням № 210715/1 від 21.07.2015.</text:span>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8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6146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ward Litvinchyck</meta:initial-creator>
    <meta:editing-cycles>11</meta:editing-cycles>
    <meta:creation-date>2015-11-04T13:14:00</meta:creation-date>
    <dc:date>2016-06-23T13:55:16.158877823</dc:date>
    <meta:editing-duration>PT18S</meta:editing-duration>
    <meta:generator>LibreOffice/4.2.8.2$Linux_X86_64 LibreOffice_project/420m0$Build-2</meta:generator>
    <meta:document-statistic meta:table-count="0" meta:image-count="0" meta:object-count="0" meta:page-count="1" meta:paragraph-count="7" meta:word-count="43" meta:character-count="387" meta:non-whitespace-character-count="32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